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3.12mm"/>
    </style:style>
    <style:style style:name="co2" style:family="table-column">
      <style:table-column-properties fo:break-before="auto" style:column-width="24.7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5.6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5.3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V&quot;" style:apply-style-name="Vert" style:base-cell-address="Feuille1.B1"/>
      <style:map style:condition="cell-content()=&quot;X&quot;" style:apply-style-name="Rouge" style:base-cell-address="Feuille1.B1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V&quot;" style:apply-style-name="Vert" style:base-cell-address="Feuille1.B1"/>
      <style:map style:condition="cell-content()=&quot;X&quot;" style:apply-style-name="Rouge" style:base-cell-address="Feuille1.B1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  <style:map style:condition="cell-content()=&quot;V&quot;" style:apply-style-name="Vert" style:base-cell-address="Feuille1.B1"/>
      <style:map style:condition="cell-content()=&quot;X&quot;" style:apply-style-name="Rouge" style:base-cell-address="Feuille1.B1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ages :</text:p>
          </table:table-cell>
          <table:table-cell table:number-columns-repeated="2"/>
          <table:table-cell table:style-name="ce8" office:value-type="string" calcext:value-type="string">
            <text:p>TODO :</text:p>
          </table:table-cell>
        </table:table-row>
        <table:table-row table:style-name="ro2">
          <table:table-cell office:value-type="string" calcext:value-type="string">
            <text:p>inscription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nnexion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ccueil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visionnage d'un média :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idéo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mage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usique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gestion compte :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odification mot de passe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odifications données (nom, prénom etc.)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gestion de médias :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ccueil (visualise l'ensemble des médias par catégories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jouter des bouton pour filtrer par catégories</text:p>
          </table:table-cell>
        </table:table-row>
        <table:table-row table:style-name="ro3">
          <table:table-cell office:value-type="string" calcext:value-type="string">
            <text:p>ajout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odification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uppression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Recherche :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édia (playlists + vidéos + images…)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tilisateur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ofil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Gestion des utilisateurs 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jouter un contac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upprimer un contact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estion des abonnements 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ivre l’activité d’une personne</text:p>
          </table:table-cell>
          <table:table-cell table:style-name="ce5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 plus suivre l’activité d’une personne</text:p>
          </table:table-cell>
          <table:table-cell table:style-name="ce5"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Chat :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ystème de socket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fficher le module de chat uniquement pour les utilisateurs connectés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/>
          <table:table-cell table:style-name="ce6"/>
          <table:table-cell table:number-columns-repeated="2"/>
        </table:table-row>
        <table:table-row table:style-name="ro1">
          <table:table-cell table:style-name="ce3" office:value-type="string" calcext:value-type="string">
            <text:p>gestion des contacts se faisant depuis n'importe quelle page sur la droite de l'écran.</text:p>
          </table:table-cell>
          <table:table-cell table:style-name="ce6"/>
          <table:table-cell table:number-columns-repeated="2"/>
        </table:table-row>
        <table:table-row table:style-name="ro4">
          <table:table-cell table:style-name="Default"/>
          <table:table-cell table:style-name="ce7"/>
          <table:table-cell table:number-columns-repeated="2"/>
        </table:table-row>
        <calcext:conditional-formats>
          <calcext:conditional-format calcext:target-range-address="Feuille1.B32:Feuille1.B33 Feuille1.B27:Feuille1.B30 Feuille1.B1:Feuille1.B24">
            <calcext:condition calcext:apply-style-name="Vert" calcext:value="=&quot;V&quot;" calcext:base-cell-address="Feuille1.B1"/>
            <calcext:condition calcext:apply-style-name="Rouge" calcext:value="=&quot;X&quot;" calcext:base-cell-address="Feuille1.B1"/>
          </calcext:conditional-format>
          <calcext:conditional-format calcext:target-range-address="Feuille1.B25:Feuille1.B26">
            <calcext:condition calcext:apply-style-name="Vert" calcext:value="=&quot;V&quot;" calcext:base-cell-address="Feuille1.B25"/>
            <calcext:condition calcext:apply-style-name="Rouge" calcext:value="=&quot;X&quot;" calcext:base-cell-address="Feuille1.B2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ert" style:family="table-cell" style:parent-style-name="Default">
      <style:table-cell-properties fo:background-color="#009900"/>
      <style:text-properties fo:color="#ffffff"/>
    </style:style>
    <style:style style:name="Rouge" style:family="table-cell" style:parent-style-name="Default">
      <style:table-cell-properties fo:background-color="#cc0000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11:00:11.9522203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4:48:04.824281869</meta:creation-date>
    <dc:date>2016-09-21T11:27:21.910934376</dc:date>
    <meta:editing-duration>PT1H3M45S</meta:editing-duration>
    <meta:editing-cycles>9</meta:editing-cycles>
    <meta:generator>LibreOffice/5.1.4.2$Linux_X86_64 LibreOffice_project/10m0$Build-2</meta:generator>
    <dc:creator>Takiguchi </dc:creator>
    <meta:document-statistic meta:table-count="1" meta:cell-count="53" meta:object-count="0"/>
  </office:meta>
</office:document-meta>
</file>